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officeooo:rsid="000cd582" officeooo:paragraph-rsid="000cd582"/>
    </style:style>
    <style:style style:name="P2" style:family="paragraph" style:parent-style-name="Standard">
      <style:paragraph-properties fo:text-align="center" style:justify-single-word="false"/>
      <style:text-properties officeooo:rsid="000cd582" officeooo:paragraph-rsid="000cd582"/>
    </style:style>
    <style:style style:name="P3" style:family="paragraph" style:parent-style-name="Standard">
      <style:text-properties officeooo:rsid="000cd582" officeooo:paragraph-rsid="000ce883"/>
    </style:style>
    <style:style style:name="P4" style:family="paragraph" style:parent-style-name="Standard">
      <style:paragraph-properties fo:line-height="150%"/>
      <style:text-properties officeooo:rsid="000cd582" officeooo:paragraph-rsid="000ce883"/>
    </style:style>
    <style:style style:name="T1" style:family="text">
      <style:text-properties officeooo:rsid="000ce8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al Project Report</text:p>
      <text:p text:style-name="P2">CPSC 3710</text:p>
      <text:p text:style-name="P1">Thomas Richardson</text:p>
      <text:p text:style-name="P1">Ryan Ozar</text:p>
      <text:p text:style-name="P3"><text:tab/></text:p>
      <text:p text:style-name="P4"><text:tab/>For this project we split up the coding as follows: Thomas took care of the environment (buildings, streets, and lighting), as well as the shooting mechanics, and also helped out with some of the camera stuff and robot moving through streets. <text:s/>Ryan took care of the robot (its movement, head turning, and antenna movement), the camera that follows the robot and the different views around it. <text:s/>We collaborated on most of it, but those were the main areas of focus. <text:s/>There weren't really any special data structures used for the project. <text:s/>Using some OpenGL functions like glutSpecialUpFunc and glutKeyboardUpFunc were annoying at times, as they wouldn't allow the key to remain pressed down. <text:s/>We overcame this by calling a separate function update() in glutIdleFunc() instead of just display(); this allowed up to use a Boolean variable to determine if a key was pressed down or not. <text:s/>Getting the head to turn left or right when you pressed the key held it, then snapping back to forward once released was where we needed to use this trick. <text:s/>Once that was implemented, it affected our 'z' movement and needed to be pressed each time, but again, moving the code to the update() function fixed it, and actually allowed multiple keys to be pressed at once very smoothly. (You can move with 'z' and rotate the head with 'F2' or 'F3' at the same time with no problems.) <text:s/><text:span text:style-name="T1">There weren't many issues during the process and I think the final product turned out quite well. <text:s/>If given more time we would have liked to perhaps enhance the lighting and add better textures to every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22:59:17.039871837</meta:creation-date>
    <dc:date>2019-04-02T23:27:58.511690230</dc:date>
    <meta:editing-duration>PT2M26S</meta:editing-duration>
    <meta:editing-cycles>1</meta:editing-cycles>
    <meta:document-statistic meta:table-count="0" meta:image-count="0" meta:object-count="0" meta:page-count="1" meta:paragraph-count="6" meta:word-count="280" meta:character-count="1630" meta:non-whitespace-character-count="1344"/>
    <meta:generator>LibreOffice/5.0.6.2$Linux_X86_64 LibreOffice_project/00$Build-2</meta:generator>
  </office:meta>
</office:document-meta>
</file>